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color="#5a8fd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Handson zu Module<text:line-break/>„systemd-journald“ [SSA 1002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e die Log-Einträge der letzten 3h auf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ste die Log-Einträge eines Intervalls auf und nutze dazu <text:span text:style-name="T1">--since</text:span> und <text:span text:style-name="T1">--unt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iere den Apache Webserver</text:p>
              </text:list-item>
              <text:list-item>
                <text:p>Liste alle Log-Meldungen zum Apache Unit auf und nutze dazu beide der folgenden Varianten:</text:p>
                <text:list>
                  <text:list-item>
                    <text:p><text:span text:style-name="T1">journalctl -u …</text:span></text:p>
                  </text:list-item>
                  <text:list-item>
                    <text:p><text:span text:style-name="T1">journalctl _SYSTEMD_UNIT=…</text:span></text:p>
                  </text:list-item>
                </text:list>
              </text:list-item>
              <text:list-item>
                <text:p>Benutze die option <text:span text:style-name="T1">-o verbo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iere MySQL/MariaDB auf dem System</text:p>
              </text:list-item>
              <text:list-item>
                <text:p>Editiere /etc/my.cnf und ändere den Parameter "innodb_file_per_table" in "innodb_file_per_table<text:span text:style-name="T2">s</text:span>" um</text:p>
              </text:list-item>
              <text:list-item>
                <text:p>Starte MySQL/MariaDB neu und verwende eine Kombination von <text:span text:style-name="T1">systemctl status …</text:span> und <text:span text:style-name="T1">journalctl _PID=…</text:span> um den Fehler mittels Log-Analyse aufzuzei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fgabenstellung</text:p>
          </draw:text-box>
        </draw:frame>
        <draw:frame presentation:style-name="Default-outline1" draw:layer="layout" svg:width="25.199cm" svg:height="12.179cm" svg:x="1.4cm" svg:y="4.914cm" presentation:class="outline">
          <draw:text-box>
            <text:list text:style-name="L2">
              <text:list-item>
                <text:p>Benutzer "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Slides</text:span></text:p>
                <text:p><text:span text:style-name="T3">Adfinis SyGroup AG, 2016, Attribution-NonCommercial 2.0</text:span><text:span text:style-name="T3"><text:line-break/></text:span><text:span text:style-name="T3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1T19:57:05.294716489</dc:date>
    <dc:creator>Nicolas Christener</dc:creator>
    <meta:editing-duration>PT1H3M19S</meta:editing-duration>
    <meta:editing-cycles>10</meta:editing-cycles>
    <meta:generator>LibreOffice/5.2.0.4$Linux_X86_64 LibreOffice_project/20m0$Build-4</meta:generator>
    <meta:document-statistic meta:object-count="49"/>
  </office:meta>
</office:document-meta>
</file>